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ext">
      <style:text-properties style:text-position="50%"/>
    </style:style>
    <style:style style:name="T2" style:family="text">
      <style:text-properties style:text-position="sub"/>
    </style:style>
    <style:style style:name="T3" style:family="text">
      <style:text-properties style:text-position="sub 130%"/>
    </style:style>
    <style:style style:name="T4" style:family="text">
      <style:text-properties style:text-position="super 130%"/>
    </style:style>
  </office:automatic-styles>
  <office:body>
    <office:text>
      <text:p>
     This test case checks text position, this is an example of text with <text:span text:style-name="T1">text position of 50%</text:span>
   </text:p>
      <text:p>
     This test case checks text position, this is an example of text with <text:span text:style-name="T2">text position of sub</text:span>
   </text:p>
      <text:p>
     This test case checks text position, this is an example of text with <text:span text:style-name="T3">text position of sub and 130%</text:span>
   </text:p>
      <text:p>
     This test case checks text position, this is an example of text with <text:span text:style-name="T4">text position of super and 130%</text:span>
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